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<text:soft-page-break/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<text:soft-page-break/>F. Výstup z programu JHOVE pro přiložený arc soubor</text:h>
      <text:p text:style-name="textove_20_prilohy_20_komentar">Výstup pro soubor dostupný jako elektronická příloha bakalářské práce pod názvem <text:span text:style-name="T1">IAH-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<text:soft-page-break/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<text:soft-page-break/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<text:soft-page-break/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<text:soft-page-break/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Dokumentace formátu warc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/>
      <text:p text:style-name="textové_20_přílohy"><text:tab/>JHOVE2CommandLine.main(seznam);</text:p>
      <text:p text:style-name="textové_20_příloh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18:29:02</dc:date>
    <dc:creator>Martin Prokop</dc:creator>
    <meta:editing-duration>P4DT8H50M13S</meta:editing-duration>
    <meta:editing-cycles>2311</meta:editing-cycles>
    <meta:document-statistic meta:table-count="0" meta:image-count="0" meta:object-count="0" meta:page-count="8" meta:paragraph-count="210" meta:word-count="1222" meta:character-count="11730" meta:non-whitespace-character-count="10589"/>
  </office:meta>
</office:document-meta>
</file>